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2.6783in"/>
    </style:style>
    <style:style style:name="co5" style:family="table-column">
      <style:table-column-properties fo:break-before="auto" style:column-width="1.3319in"/>
    </style:style>
    <style:style style:name="co6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Poi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 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chamili" calcext:value-type="string">
            <text:p>0xE009 cham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Above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Above" calcext:value-type="string">
            <text:p>0xE0B0 yfenAbove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elow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elow" calcext:value-type="string">
            <text:p>0xE0B1 yfenBelow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Yporroi</text:p>
          </table:table-cell>
          <table:table-cell/>
          <table:table-cell table:formula="of:=IF(AND([.D258]&lt;&gt;&quot;Reserved&quot;; [.D258] &lt;&gt; &quot;&quot;); &quot;0x&quot; &amp; [.A258] &amp; &quot; &quot; &amp;[.D258]; &quot;&quot;)" office:value-type="string" office:string-value="0xE100 gorgonYporroi" calcext:value-type="string">
            <text:p>0xE100 gorgonYporroi</text:p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a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a" calcext:value-type="string">
            <text:p>0xE123 agogiMetria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1]&lt;&gt;&quot;Reserved&quot;; [.D531] &lt;&gt; &quot;&quot;); &quot;0x&quot; &amp; [.A531] &amp; &quot; &quot; &amp;[.D531]; &quot;&quot;)" office:value-type="string" office:string-value="0xE211 barlineDouble" calcext:value-type="string">
            <text:p>0xE211 barlineDoub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2]&lt;&gt;&quot;Reserved&quot;; [.D532] &lt;&gt; &quot;&quot;); &quot;0x&quot; &amp; [.A532] &amp; &quot; &quot; &amp;[.D532]; &quot;&quot;)" office:value-type="string" office:string-value="0xE212 barlineTheseos" calcext:value-type="string">
            <text:p>0xE212 barlineTheseos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taBelow</text:p>
          </table:table-cell>
          <table:table-cell/>
          <table:table-cell table:formula="of:=IF(AND([.D749]&lt;&gt;&quot;Reserved&quot;; [.D749] &lt;&gt; &quot;&quot;); &quot;0x&quot; &amp; [.A749] &amp; &quot; &quot; &amp;[.D749]; &quot;&quot;)" office:value-type="string" office:string-value="0xE2EB modeOligonKentimataBelow" calcext:value-type="string">
            <text:p>0xE2EB modeOligonKentimataBelow</text:p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5:18:22.6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9T23:21:22.168000000</dc:date>
    <meta:editing-duration>P2DT16H41M48S</meta:editing-duration>
    <meta:editing-cycles>67</meta:editing-cycles>
    <meta:generator>LibreOffice/7.2.4.1$Windows_X86_64 LibreOffice_project/27d75539669ac387bb498e35313b970b7fe9c4f9</meta:generator>
    <meta:document-statistic meta:table-count="2" meta:cell-count="4225" meta:object-count="0"/>
  </office:meta>
</office:document-meta>
</file>